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style:use-window-font-color="true"/>
    </style:style>
    <style:style style:name="P2" style:parent-style-name="Título2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3" style:parent-style-name="Título3" style:family="paragraph">
      <style:paragraph-properties fo:text-indent="0.4916in"/>
    </style:style>
    <style:style style:name="T4" style:parent-style-name="Fuentedepárrafopredeter." style:family="text">
      <style:text-properties style:font-name="Calibri" style:font-name-complex="Calibri" style:use-window-font-color="true"/>
    </style:style>
    <style:style style:name="P5" style:parent-style-name="Párrafodelista" style:family="paragraph">
      <style:text-properties style:font-name-complex="Calibri"/>
    </style:style>
    <style:style style:name="P6" style:parent-style-name="Título3" style:family="paragraph">
      <style:paragraph-properties fo:text-indent="0.4916in"/>
      <style:text-properties style:font-name="Calibri" style:font-name-complex="Calibri" style:use-window-font-color="true"/>
    </style:style>
    <style:style style:name="P7" style:parent-style-name="Párrafodelista" style:family="paragraph">
      <style:text-properties style:font-name-complex="Calibri"/>
    </style:style>
    <style:style style:name="P8" style:parent-style-name="Párrafodelista" style:family="paragraph">
      <style:text-properties style:font-name-complex="Calibri"/>
    </style:style>
    <style:style style:name="P9" style:parent-style-name="Párrafodelista" style:family="paragraph"/>
    <style:style style:name="T10" style:parent-style-name="Fuentedepárrafopredeter." style:family="text">
      <style:text-properties style:font-name-complex="Calibri"/>
    </style:style>
    <style:style style:name="T11" style:parent-style-name="Fuentedepárrafopredeter." style:family="text">
      <style:text-properties style:font-name-complex="Calibri"/>
    </style:style>
    <style:style style:name="T12" style:parent-style-name="Fuentedepárrafopredeter." style:family="text">
      <style:text-properties style:font-name-complex="Calibri"/>
    </style:style>
    <style:style style:name="T13" style:parent-style-name="Fuentedepárrafopredeter." style:family="text">
      <style:text-properties style:font-name-complex="Calibri"/>
    </style:style>
    <style:style style:name="T14" style:parent-style-name="Fuentedepárrafopredeter." style:family="text">
      <style:text-properties style:font-name-complex="Calibri"/>
    </style:style>
    <style:style style:name="T15" style:parent-style-name="Fuentedepárrafopredeter." style:family="text">
      <style:text-properties style:font-name-complex="Calibri"/>
    </style:style>
    <style:style style:name="T16" style:parent-style-name="Fuentedepárrafopredeter." style:family="text">
      <style:text-properties style:font-name-complex="Calibri"/>
    </style:style>
    <style:style style:name="T17" style:parent-style-name="Fuentedepárrafopredeter." style:family="text">
      <style:text-properties style:font-name-complex="Calibri"/>
    </style:style>
    <style:style style:name="T18" style:parent-style-name="Fuentedepárrafopredeter." style:family="text">
      <style:text-properties style:font-name-complex="Calibri"/>
    </style:style>
  </office:automatic-styles>
  <office:body>
    <office:text text:use-soft-page-breaks="true">
      <text:h text:style-name="P1" text:outline-level="1">Programa web y app interactiva para el aprendizaje de calculo en estudios avanzados especialmente universidad.<text:s/></text:h>
      <text:p text:style-name="Normal"/>
      <text:h text:style-name="P2" text:outline-level="2">Formulación del problema</text:h>
      <text:h text:style-name="P3" text:outline-level="3"><text:span text:style-name="T4">Problema general</text:span></text:h>
      <text:list text:style-name="LFO1" text:continue-numbering="true">
        <text:list-item>
          <text:p text:style-name="P5">¿Cómo <text:s/>potenciar <text:s/>el <text:s/>aprendizaje <text:s/>de<text:s/>las matemáticas mediante *juegos, videos y ejemplos didácticos<text:s/>bots*<text:s text:c="2"/>en <text:s/>todos los estudiantes<text:s/>de la universidad tadeo?</text:p>
        </text:list-item>
      </text:list>
      <text:h text:style-name="P6" text:outline-level="3">Problemas específicos</text:h>
      <text:list text:style-name="LFO1" text:continue-numbering="true">
        <text:list-item>
          <text:list>
            <text:list-item>
              <text:p text:style-name="P7">¿Cómo <text:s/>esta<text:s/>estrategia <text:s/>de <text:s/>enseñanza <text:s/>puede<text:s/>provocar<text:s/>el <text:s/>mejoramiento<text:s/>de <text:s/>la<text:s/>capacidad<text:s/>matematica<text:s text:c="2"/>en <text:s/>los <text:s/>estudiantes?<text:s/></text:p>
            </text:list-item>
            <text:list-item>
              <text:p text:style-name="P8">¿Cuál es la efectividad de utilizar<text:s/>esta<text:s/>herramienta audiovisual para fortalecer<text:s/>la lógica matemática y resolución de problemas de<text:s/>los estudiantes?<text:s/></text:p>
            </text:list-item>
            <text:list-item>
              <text:p text:style-name="P9"><text:span text:style-name="T10">¿Cómo influye la enseñanza de</text:span><text:span text:style-name="T11"><text:s/></text:span><text:span text:style-name="T12">l<text:s/></text:span><text:span text:style-name="T13">as matemáticas por<text:s/></text:span><text:span text:style-name="T14">medio de</text:span><text:span text:style-name="T15"><text:s/>*juegos, videos y ejemplos didacticos mediante la web y bots*</text:span><text:span text:style-name="T16">,en el rendimiento académico</text:span><text:span text:style-name="T17"><text:s/></text:span><text:span text:style-name="T18">de <text:s/>los <text:s/>estudiantes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style:rfc-language-tag="es-419" fo:language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 style:rfc-language-tag="es-419" fo:language="es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 style:rfc-language-tag="es-419" fo:language="es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 style:rfc-language-tag="es-419" fo:language="e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Gustavo Alzate Urbano</meta:initial-creator>
    <dc:creator>Daniel Gustavo Alzate Urbano</dc:creator>
    <meta:creation-date>2023-03-02T19:42:00Z</meta:creation-date>
    <dc:date>2023-03-02T22:12:00Z</dc:date>
    <meta:template xlink:href="Normal" xlink:type="simple"/>
    <meta:editing-cycles>1</meta:editing-cycles>
    <meta:editing-duration>PT9000S</meta:editing-duration>
    <meta:document-statistic meta:page-count="1" meta:paragraph-count="1" meta:word-count="120" meta:character-count="779" meta:row-count="5" meta:non-whitespace-character-count="660"/>
  </office:meta>
</office:document-meta>
</file>